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446cm" fo:page-height="5.3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5$Linux_x86 LibreOffice_project/350m1$Build-2</meta:generator>
    <dc:date>2012-09-01T22:34:59</dc:date>
    <meta:editing-duration>PT4H4M25S</meta:editing-duration>
    <meta:editing-cycles>12</meta:editing-cycles>
    <meta:document-statistic meta:object-count="0"/>
  </office:meta>
</office:document-meta>
</file>